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20.982cm" svg:height="10.496cm" svg:x="9.192cm" svg:y="0.953cm">
            <draw:object draw:notify-on-update-of-ranges="Planilha1.B4:Planilha1.B4 Planilha1.A4:Planilha1.A10 Planilha1.B4:Planilha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string" calcext:value-type="string">
            <text:p><text:s/>Melhor Ca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<text:s/>5905.1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<text:s/>8009.7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<text:s/>10581.7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<text:s/>13647.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<text:s/>16470.7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s/>20046.4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<text:s/>24064.6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ior Ca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<text:s/>10555.1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<text:s/>14347.8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<text:s/>18889.6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<text:s/>23414.5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<text:s/>29011.7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s/>35170.70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<text:s/>42166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Camargo</meta:initial-creator>
    <meta:creation-date>2014-05-05T21:19:48.342412607</meta:creation-date>
    <meta:generator>LibreOffice/4.1.3.2$Linux_X86_64 LibreOffice_project/410m0$Build-2</meta:generator>
    <dc:date>2014-05-05T21:51:31.162836093</dc:date>
    <dc:creator>Daniel Camargo</dc:creator>
    <meta:editing-duration>P0D</meta:editing-duration>
    <meta:editing-cycles>1</meta:editing-cycles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83cm" svg:height="10.497cm" xlink:href=".." xlink:type="simple" chart:class="chart:line" chart:style-name="ch1">
        <chart:title svg:x="9.733cm" svg:y="0.345cm" chart:style-name="ch2">
          <text:p>Bubble</text:p>
        </chart:title>
        <chart:legend chart:legend-position="end" svg:x="18.237cm" svg:y="4.949cm" style:legend-expansion="high" chart:style-name="ch3"/>
        <chart:plot-area chart:style-name="ch4" table:cell-range-address="Planilha1.A4:Planilha1.B10" chart:data-source-has-labels="both" svg:x="1.43cm" svg:y="1.751cm" svg:width="15.969cm" svg:height="7.556cm">
          <chartooo:coordinate-region svg:x="2.051cm" svg:y="1.95cm" svg:width="14.791cm" svg:height="6.71cm"/>
          <chart:axis chart:dimension="x" chart:name="primary-x" chart:style-name="ch5" chartooo:axis-type="auto">
            <chartooo:date-scale/>
            <chart:title svg:x="8.074cm" svg:y="9.516cm" chart:style-name="ch6">
              <text:p>Tamanho do vetor</text:p>
            </chart:title>
            <chart:categories table:cell-range-address="Planilha1.A4:Planilha1.A10"/>
          </chart:axis>
          <chart:axis chart:dimension="y" chart:name="primary-y" chart:style-name="ch5">
            <chart:title svg:x="0.451cm" svg:y="7.028cm" chart:style-name="ch7">
              <text:p>Tempo de execução</text:p>
            </chart:title>
            <chart:grid chart:style-name="ch8" chart:class="major"/>
          </chart:axis>
          <chart:series chart:style-name="ch9" chart:values-cell-range-address="Planilha1.B4:Planilha1.B1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60000">
                <text:p>60000</text:p>
                <draw:g>
                  <svg:desc>Planilha1.A4:Planilha1.A10</svg:desc>
                </draw:g>
              </table:table-cell>
              <table:table-cell office:value-type="float" office:value="NaN">
                <text:p>NaN</text:p>
                <draw:g>
                  <svg:desc>Planilha1.B4:Planilha1.B10</svg:desc>
                </draw:g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